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2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2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M2" calcext:value-type="string">
            <text:p>Canon R6M2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9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9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0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0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1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H2S" calcext:value-type="string">
            <text:p>Fuji X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>
            <text:p/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>
            <text:p/>
          </table:table-cell>
          <table:table-cell table:style-name="ce73" table:formula="of:=IFERROR(&quot;1/&quot; &amp; TEXT(1000/[$'Combined Results (Full-Sensor, ms)'.H14]; &quot;0&quot;);&quot;&quot;)">
            <text:p/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>
            <text:p/>
          </table:table-cell>
          <table:table-cell table:style-name="ce73" table:formula="of:=IFERROR(&quot;1/&quot; &amp; TEXT(1000/[$'Combined Results (Full-Sensor, ms)'.K14]; &quot;0&quot;);&quot;&quot;)">
            <text:p/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5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5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6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6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18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18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18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18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18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0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0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0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1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1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1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2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2]; &quot;0&quot;);&quot;&quot;)">
            <text:p/>
          </table:table-cell>
          <table:table-cell table:style-name="ce73" table:formula="of:=IFERROR(&quot;1/&quot; &amp; TEXT(1000/[$'Combined Results (Full-Sensor, ms)'.J22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2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3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3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3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4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4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5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5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5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5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5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5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5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6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M3" calcext:value-type="string">
            <text:p>Sony A7M3</text:p>
          </table:table-cell>
          <table:table-cell table:style-name="ce74" table:formula="of:=IFERROR(&quot;1/&quot; &amp; TEXT(1000/[$'Combined Results (Full-Sensor, ms)'.B2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M4" calcext:value-type="string">
            <text:p>Sony A7M4</text:p>
          </table:table-cell>
          <table:table-cell table:style-name="ce73" table:formula="of:=IFERROR(&quot;1/&quot; &amp; TEXT(1000/[$'Combined Results (Full-Sensor, ms)'.B2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2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8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2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28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2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9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3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1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1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1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1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32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2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2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2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3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3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3]; &quot;0&quot;);&quot;&quot;)">
            <text:p/>
          </table:table-cell>
          <table:table-cell table:style-name="ce75" table:formula="of:=IFERROR(&quot;1/&quot; &amp; TEXT(1000/[$'Combined Results (Full-Sensor, ms)'.D33]; &quot;0&quot;);&quot;&quot;)">
            <text:p/>
          </table:table-cell>
          <table:table-cell table:style-name="ce75" table:formula="of:=IFERROR(&quot;1/&quot; &amp; TEXT(1000/[$'Combined Results (Full-Sensor, ms)'.E33]; &quot;0&quot;);&quot;&quot;)">
            <text:p/>
          </table:table-cell>
          <table:table-cell table:style-name="ce75" table:formula="of:=IFERROR(&quot;1/&quot; &amp; TEXT(1000/[$'Combined Results (Full-Sensor, ms)'.F33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3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3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3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3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98" table:formula="of:=[$'Canon R6M2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M2'.F13]" office:value-type="float" office:value="14.8879954049397" calcext:value-type="float">
            <text:p>14.89 ms</text:p>
          </table:table-cell>
          <table:table-cell table:style-name="ce98" table:formula="of:=[$'Canon R6M2'.F14]" office:value-type="float" office:value="16.6428178315905" calcext:value-type="float">
            <text:p>16.64 ms</text:p>
          </table:table-cell>
          <table:table-cell table:style-name="ce98" table:formula="of:=[$'Canon R6M2'.F15]" office:value-type="float" office:value="16.6336633663366" calcext:value-type="float">
            <text:p>16.63 ms</text:p>
          </table:table-cell>
          <table:table-cell table:style-name="ce98" table:formula="of:=[$'Canon R6M2'.F16]" office:value-type="float" office:value="6.25180897250362" calcext:value-type="float">
            <text:p>6.25 ms</text:p>
          </table:table-cell>
          <table:table-cell table:style-name="ce98" table:formula="of:=[$'Canon R6M2'.F17]" office:value-type="float" office:value="6.23376623376623" calcext:value-type="float">
            <text:p>6.23 ms</text:p>
          </table:table-cell>
          <table:table-cell table:style-name="ce98" table:formula="of:=[$'Canon R6M2'.F18]" office:value-type="float" office:value="6.23376623376623" calcext:value-type="float">
            <text:p>6.23 ms</text:p>
          </table:table-cell>
          <table:table-cell table:style-name="ce104" table:formula="of:=[$'Canon R6M2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98" table:formula="of:=[$'Fuji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50S'.F7]" office:value-type="float" office:value="30.9307875894988" calcext:value-type="float">
            <text:p>30.93 ms</text:p>
          </table:table-cell>
          <table:table-cell table:style-name="ce104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97" table:formula="of:=[$'Fuji XH2S'.F6]" office:value-type="float" office:value="6.19508562918838" calcext:value-type="float">
            <text:p>6.20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98" table:formula="of:=[$'Sony A7M3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M3'.F13]" office:value-type="float" office:value="17.2111553784861" calcext:value-type="float">
            <text:p>17.21 ms</text:p>
          </table:table-cell>
          <table:table-cell table:style-name="ce98" table:formula="of:=[$'Sony A7M3'.F14]" office:value-type="float" office:value="24.6473029045643" calcext:value-type="float">
            <text:p>24.65 ms</text:p>
          </table:table-cell>
          <table:table-cell table:style-name="ce98" table:formula="of:=[$'Sony A7M3'.F15]" office:value-type="float" office:value="7.1404958677686" calcext:value-type="float">
            <text:p>7.14 ms</text:p>
          </table:table-cell>
          <table:table-cell table:style-name="ce98" table:formula="of:=[$'Sony A7M3'.F16]" office:value-type="float" office:value="7.0935960591133" calcext:value-type="float">
            <text:p>7.09 ms</text:p>
          </table:table-cell>
          <table:table-cell table:style-name="ce98" table:formula="of:=[$'Sony A7M3'.F17]" office:value-type="float" office:value="7.10526315789474" calcext:value-type="float">
            <text:p>7.11 ms</text:p>
          </table:table-cell>
          <table:table-cell table:style-name="ce104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M4'.A1]" office:value-type="string" office:string-value="Sony A7M4" calcext:value-type="string">
            <text:p>Sony A7M4</text:p>
          </table:table-cell>
          <table:table-cell table:style-name="ce97" table:formula="of:=[$'Sony A7M4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M4'.F13]" office:value-type="float" office:value="12.9963898916968" calcext:value-type="float">
            <text:p>13.00 ms</text:p>
          </table:table-cell>
          <table:table-cell table:style-name="ce97" table:formula="of:=[$'Sony A7M4'.F14]" office:value-type="float" office:value="26.7078825347759" calcext:value-type="float">
            <text:p>26.71 ms</text:p>
          </table:table-cell>
          <table:table-cell table:style-name="ce97" table:formula="of:=[$'Sony A7M4'.F15]" office:value-type="float" office:value="26.763035622096" calcext:value-type="float">
            <text:p>26.76 ms</text:p>
          </table:table-cell>
          <table:table-cell table:style-name="ce97" table:formula="of:=[$'Sony A7M4'.F16]" office:value-type="float" office:value="6.49624060150376" calcext:value-type="float">
            <text:p>6.50 ms</text:p>
          </table:table-cell>
          <table:table-cell table:style-name="ce97" table:formula="of:=[$'Sony A7M4'.F17]" office:value-type="float" office:value="8.86456908344733" calcext:value-type="float">
            <text:p>8.86 ms</text:p>
          </table:table-cell>
          <table:table-cell table:style-name="ce97" table:formula="of:=[$'Sony A7M4'.F18]" office:value-type="float" office:value="8.91334250343879" calcext:value-type="float">
            <text:p>8.91 ms</text:p>
          </table:table-cell>
          <table:table-cell table:style-name="ce103" table:formula="of:=[$'Sony A7M4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98" table:formula="of:=[$'Sony A7r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IV'.F12]" office:value-type="float" office:value="25.0919651500484" calcext:value-type="float">
            <text:p>25.09 ms</text:p>
          </table:table-cell>
          <table:table-cell table:style-name="ce98" table:formula="of:=[$'Sony A7rIV'.F13]" office:value-type="float" office:value="31.8271119842829" calcext:value-type="float">
            <text:p>31.83 ms</text:p>
          </table:table-cell>
          <table:table-cell table:style-name="ce98" table:formula="of:=[$'Sony A7rIV'.F14]" office:value-type="float" office:value="7.30964467005076" calcext:value-type="float">
            <text:p>7.31 ms</text:p>
          </table:table-cell>
          <table:table-cell table:style-name="ce98" table:formula="of:=[$'Sony A7rIV'.F15]" office:value-type="float" office:value="12.9651860744298" calcext:value-type="float">
            <text:p>12.97 ms</text:p>
          </table:table-cell>
          <table:table-cell table:style-name="ce98" table:formula="of:=[$'Sony A7rIV'.F16]" office:value-type="float" office:value="12.9535232383808" calcext:value-type="float">
            <text:p>12.95 ms</text:p>
          </table:table-cell>
          <table:table-cell table:style-name="ce104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97" table:formula="of:=[$'Sony A7r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V'.F13]" office:value-type="float" office:value="14.7339699863574" calcext:value-type="float">
            <text:p>14.73 ms</text:p>
          </table:table-cell>
          <table:table-cell table:style-name="ce97" table:formula="of:=[$'Sony A7rV'.F14]" office:value-type="float" office:value="18.2608695652174" calcext:value-type="float">
            <text:p>18.26 ms</text:p>
          </table:table-cell>
          <table:table-cell table:style-name="ce97" table:formula="of:=[$'Sony A7rV'.F15]" office:value-type="float" office:value="18.2792665726375" calcext:value-type="float">
            <text:p>18.28 ms</text:p>
          </table:table-cell>
          <table:table-cell table:style-name="ce97" table:formula="of:=[$'Sony A7rV'.F16]" office:value-type="float" office:value="7.2972972972973" calcext:value-type="float">
            <text:p>7.30 ms</text:p>
          </table:table-cell>
          <table:table-cell table:style-name="ce97" table:formula="of:=[$'Sony A7rV'.F17]" office:value-type="float" office:value="13.0120481927711" calcext:value-type="float">
            <text:p>13.01 ms</text:p>
          </table:table-cell>
          <table:table-cell table:style-name="ce97" table:formula="of:=[$'Sony A7rV'.F18]" office:value-type="float" office:value="12.9924812030075" calcext:value-type="float">
            <text:p>12.99 ms</text:p>
          </table:table-cell>
          <table:table-cell table:style-name="ce103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97" table:formula="of:=[$'Sony ZV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1'.F7]" office:value-type="float" office:value="16.2101313320826" calcext:value-type="float">
            <text:p>16.21 ms</text:p>
          </table:table-cell>
          <table:table-cell table:style-name="ce97" table:formula="of:=[$'Sony ZV1'.F8]" office:value-type="float" office:value="16.4675984752224" calcext:value-type="float">
            <text:p>16.47 ms</text:p>
          </table:table-cell>
          <table:table-cell table:style-name="ce97" table:formula="of:=[$'Sony ZV1'.F12]" office:value-type="float" office:value="7.97047970479705" calcext:value-type="float">
            <text:p>7.97 ms</text:p>
          </table:table-cell>
          <table:table-cell table:style-name="ce97" table:formula="of:=[$'Sony ZV1'.F9]" office:value-type="float" office:value="15.9213759213759" calcext:value-type="float">
            <text:p>15.92 ms</text:p>
          </table:table-cell>
          <table:table-cell table:style-name="ce97" table:formula="of:=[$'Sony ZV1'.F10]" office:value-type="float" office:value="15.9605911330049" calcext:value-type="float">
            <text:p>15.96 ms</text:p>
          </table:table-cell>
          <table:table-cell table:style-name="ce103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M2" calcext:value-type="string">
            <text:p>Canon R6M2</text:p>
          </table:table-cell>
          <table:table-cell table:style-name="ce34" table:formula="of:=IFERROR(&quot;1/&quot; &amp; TEXT(1000000/[$'Combined Results (per-row, us)'.B7]; &quot;0,00&quot;);&quot;&quot;)" office:value-type="string" office:string-value="1/272,083" calcext:value-type="string">
            <text:p>1/272,083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9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9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0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0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1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1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H2S" calcext:value-type="string">
            <text:p>Fuji X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000" calcext:value-type="string">
            <text:p>1/671,0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3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>
            <text:p/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4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>
            <text:p/>
          </table:table-cell>
          <table:table-cell table:style-name="ce33" table:formula="of:=IFERROR(&quot;1/&quot; &amp; TEXT(1000000/[$'Combined Results (per-row, us)'.H14]; &quot;0,00&quot;);&quot;&quot;)">
            <text:p/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>
            <text:p/>
          </table:table-cell>
          <table:table-cell table:style-name="ce33" table:formula="of:=IFERROR(&quot;1/&quot; &amp; TEXT(1000000/[$'Combined Results (per-row, us)'.K14]; &quot;0,00&quot;);&quot;&quot;)">
            <text:p/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5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5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5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6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6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6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6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7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7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7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7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18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18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18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18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1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18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1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18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18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18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19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0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0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0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0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0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1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1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1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2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2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2]; &quot;0,00&quot;);&quot;&quot;)">
            <text:p/>
          </table:table-cell>
          <table:table-cell table:style-name="ce33" table:formula="of:=IFERROR(&quot;1/&quot; &amp; TEXT(1000000/[$'Combined Results (per-row, us)'.J22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2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3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3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3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3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3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4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4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4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4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4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4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5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5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5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5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5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5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5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6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6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6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M3" calcext:value-type="string">
            <text:p>Sony A7M3</text:p>
          </table:table-cell>
          <table:table-cell table:style-name="ce34" table:formula="of:=IFERROR(&quot;1/&quot; &amp; TEXT(1000000/[$'Combined Results (per-row, us)'.B2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M4" calcext:value-type="string">
            <text:p>Sony A7M4</text:p>
          </table:table-cell>
          <table:table-cell table:style-name="ce33" table:formula="of:=IFERROR(&quot;1/&quot; &amp; TEXT(1000000/[$'Combined Results (per-row, us)'.B28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28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28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28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28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28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9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9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9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9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9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9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30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0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0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0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0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1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1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1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1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32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2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2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2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2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2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3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3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3]; &quot;0,00&quot;);&quot;&quot;)">
            <text:p/>
          </table:table-cell>
          <table:table-cell table:style-name="ce35" table:formula="of:=IFERROR(&quot;1/&quot; &amp; TEXT(1000000/[$'Combined Results (per-row, us)'.D33]; &quot;0,00&quot;);&quot;&quot;)">
            <text:p/>
          </table:table-cell>
          <table:table-cell table:style-name="ce35" table:formula="of:=IFERROR(&quot;1/&quot; &amp; TEXT(1000000/[$'Combined Results (per-row, us)'.E33]; &quot;0,00&quot;);&quot;&quot;)">
            <text:p/>
          </table:table-cell>
          <table:table-cell table:style-name="ce35" table:formula="of:=IFERROR(&quot;1/&quot; &amp; TEXT(1000000/[$'Combined Results (per-row, us)'.F33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3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3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3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3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3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3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114" table:formula="of:=IFERROR([$'Canon R6M2'.H7]/1000;&quot;&quot;)" office:value-type="float" office:value="3.67534456355283" calcext:value-type="float">
            <text:p>3.6753 us</text:p>
          </table:table-cell>
          <table:table-cell table:style-name="ce114" table:number-columns-repeated="3"/>
          <table:table-cell table:style-name="ce114" table:formula="of:=IFERROR([$'Canon R6M2'.H13]/1000;&quot;&quot;)" office:value-type="float" office:value="6.89259046524986" calcext:value-type="float">
            <text:p>6.8926 us</text:p>
          </table:table-cell>
          <table:table-cell table:style-name="ce114" table:formula="of:=IFERROR([$'Canon R6M2'.H14]/1000;&quot;&quot;)" office:value-type="float" office:value="7.70500825536599" calcext:value-type="float">
            <text:p>7.7050 us</text:p>
          </table:table-cell>
          <table:table-cell table:style-name="ce114" table:formula="of:=IFERROR([$'Canon R6M2'.H15]/1000;&quot;&quot;)" office:value-type="float" office:value="7.7007700770077" calcext:value-type="float">
            <text:p>7.7008 us</text:p>
          </table:table-cell>
          <table:table-cell table:style-name="ce114" table:formula="of:=IFERROR([$'Canon R6M2'.H16]/1000;&quot;&quot;)" office:value-type="float" office:value="5.78871201157742" calcext:value-type="float">
            <text:p>5.7887 us</text:p>
          </table:table-cell>
          <table:table-cell table:style-name="ce114" table:formula="of:=IFERROR([$'Canon R6M2'.H17]/1000;&quot;&quot;)" office:value-type="float" office:value="5.77200577200577" calcext:value-type="float">
            <text:p>5.7720 us</text:p>
          </table:table-cell>
          <table:table-cell table:style-name="ce114" table:formula="of:=IFERROR([$'Canon R6M2'.H18]/1000;&quot;&quot;)" office:value-type="float" office:value="5.77200577200577" calcext:value-type="float">
            <text:p>5.7720 us</text:p>
          </table:table-cell>
          <table:table-cell table:style-name="ce117" table:formula="of:=IFERROR([$'Canon R6M2'.H19]/1000;&quot;&quot;)" office:value-type="float" office:value="5.78034682080925" calcext:value-type="float">
            <text:p>5.7803 u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114" table:formula="of:=IFERROR([$'Fuji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50S'.H7]/1000;&quot;&quot;)" office:value-type="float" office:value="28.6396181384248" calcext:value-type="float">
            <text:p>28.6396 us</text:p>
          </table:table-cell>
          <table:table-cell table:style-name="ce117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7]/1000;&quot;&quot;)" office:value-type="float" office:value="5.79710144927536" calcext:value-type="float">
            <text:p>5.7971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112" table:formula="of:=IFERROR([$'Fuji XH2S'.H7]/1000;&quot;&quot;)" office:value-type="float" office:value="1.4903129657228" calcext:value-type="float">
            <text:p>1.4903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114" table:formula="of:=IFERROR([$'Sony A7M3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M3'.H13]/1000;&quot;&quot;)" office:value-type="float" office:value="7.96812749003984" calcext:value-type="float">
            <text:p>7.9681 us</text:p>
          </table:table-cell>
          <table:table-cell table:style-name="ce114" table:formula="of:=IFERROR([$'Sony A7M3'.H14]/1000;&quot;&quot;)" office:value-type="float" office:value="11.4107883817427" calcext:value-type="float">
            <text:p>11.4108 us</text:p>
          </table:table-cell>
          <table:table-cell table:style-name="ce114" table:formula="of:=IFERROR([$'Sony A7M3'.H15]/1000;&quot;&quot;)" office:value-type="float" office:value="6.61157024793388" calcext:value-type="float">
            <text:p>6.6116 us</text:p>
          </table:table-cell>
          <table:table-cell table:style-name="ce114" table:formula="of:=IFERROR([$'Sony A7M3'.H16]/1000;&quot;&quot;)" office:value-type="float" office:value="6.56814449917898" calcext:value-type="float">
            <text:p>6.5681 us</text:p>
          </table:table-cell>
          <table:table-cell table:style-name="ce114" table:formula="of:=IFERROR([$'Sony A7M3'.H17]/1000;&quot;&quot;)" office:value-type="float" office:value="6.57894736842105" calcext:value-type="float">
            <text:p>6.5789 us</text:p>
          </table:table-cell>
          <table:table-cell table:style-name="ce117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3" table:formula="of:=[$'Sony A7M4'.A1]" office:value-type="string" office:string-value="Sony A7M4" calcext:value-type="string">
            <text:p>Sony A7M4</text:p>
          </table:table-cell>
          <table:table-cell table:style-name="ce112" table:formula="of:=IFERROR([$'Sony A7M4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M4'.H13]/1000;&quot;&quot;)" office:value-type="float" office:value="6.01684717208183" calcext:value-type="float">
            <text:p>6.0168 us</text:p>
          </table:table-cell>
          <table:table-cell table:style-name="ce112" table:formula="of:=IFERROR([$'Sony A7M4'.H14]/1000;&quot;&quot;)" office:value-type="float" office:value="12.3647604327666" calcext:value-type="float">
            <text:p>12.3648 us</text:p>
          </table:table-cell>
          <table:table-cell table:style-name="ce112" table:formula="of:=IFERROR([$'Sony A7M4'.H15]/1000;&quot;&quot;)" office:value-type="float" office:value="12.3902942694889" calcext:value-type="float">
            <text:p>12.3903 us</text:p>
          </table:table-cell>
          <table:table-cell table:style-name="ce112" table:formula="of:=IFERROR([$'Sony A7M4'.H16]/1000;&quot;&quot;)" office:value-type="float" office:value="6.01503759398496" calcext:value-type="float">
            <text:p>6.0150 us</text:p>
          </table:table-cell>
          <table:table-cell table:style-name="ce112" table:formula="of:=IFERROR([$'Sony A7M4'.H17]/1000;&quot;&quot;)" office:value-type="float" office:value="8.20793433652531" calcext:value-type="float">
            <text:p>8.2079 us</text:p>
          </table:table-cell>
          <table:table-cell table:style-name="ce112" table:formula="of:=IFERROR([$'Sony A7M4'.H18]/1000;&quot;&quot;)" office:value-type="float" office:value="8.25309491059147" calcext:value-type="float">
            <text:p>8.2531 us</text:p>
          </table:table-cell>
          <table:table-cell table:style-name="ce116" table:formula="of:=IFERROR([$'Sony A7M4'.H19]/1000;&quot;&quot;)" office:value-type="float" office:value="8.20793433652531" calcext:value-type="float">
            <text:p>8.2079 u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114" table:formula="of:=IFERROR([$'Sony A7r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IV'.H12]/1000;&quot;&quot;)" office:value-type="float" office:value="11.6166505324298" calcext:value-type="float">
            <text:p>11.6167 us</text:p>
          </table:table-cell>
          <table:table-cell table:style-name="ce114" table:formula="of:=IFERROR([$'Sony A7rIV'.H13]/1000;&quot;&quot;)" office:value-type="float" office:value="14.7347740667976" calcext:value-type="float">
            <text:p>14.7348 us</text:p>
          </table:table-cell>
          <table:table-cell table:style-name="ce114" table:formula="of:=IFERROR([$'Sony A7rIV'.H14]/1000;&quot;&quot;)" office:value-type="float" office:value="6.76818950930626" calcext:value-type="float">
            <text:p>6.7682 us</text:p>
          </table:table-cell>
          <table:table-cell table:style-name="ce114" table:formula="of:=IFERROR([$'Sony A7rIV'.H15]/1000;&quot;&quot;)" office:value-type="float" office:value="12.0048019207683" calcext:value-type="float">
            <text:p>12.0048 us</text:p>
          </table:table-cell>
          <table:table-cell table:style-name="ce114" table:formula="of:=IFERROR([$'Sony A7rIV'.H16]/1000;&quot;&quot;)" office:value-type="float" office:value="11.9940029985007" calcext:value-type="float">
            <text:p>11.9940 us</text:p>
          </table:table-cell>
          <table:table-cell table:style-name="ce117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112" table:formula="of:=IFERROR([$'Sony A7r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V'.H13]/1000;&quot;&quot;)" office:value-type="float" office:value="6.82128240109141" calcext:value-type="float">
            <text:p>6.8213 us</text:p>
          </table:table-cell>
          <table:table-cell table:style-name="ce112" table:formula="of:=IFERROR([$'Sony A7rV'.H14]/1000;&quot;&quot;)" office:value-type="float" office:value="8.45410628019324" calcext:value-type="float">
            <text:p>8.4541 us</text:p>
          </table:table-cell>
          <table:table-cell table:style-name="ce112" table:formula="of:=IFERROR([$'Sony A7rV'.H15]/1000;&quot;&quot;)" office:value-type="float" office:value="8.46262341325811" calcext:value-type="float">
            <text:p>8.4626 us</text:p>
          </table:table-cell>
          <table:table-cell table:style-name="ce112" table:formula="of:=IFERROR([$'Sony A7rV'.H16]/1000;&quot;&quot;)" office:value-type="float" office:value="6.75675675675676" calcext:value-type="float">
            <text:p>6.7568 us</text:p>
          </table:table-cell>
          <table:table-cell table:style-name="ce112" table:formula="of:=IFERROR([$'Sony A7rV'.H17]/1000;&quot;&quot;)" office:value-type="float" office:value="12.0481927710843" calcext:value-type="float">
            <text:p>12.0482 us</text:p>
          </table:table-cell>
          <table:table-cell table:style-name="ce112" table:formula="of:=IFERROR([$'Sony A7rV'.H18]/1000;&quot;&quot;)" office:value-type="float" office:value="12.0300751879699" calcext:value-type="float">
            <text:p>12.0301 us</text:p>
          </table:table-cell>
          <table:table-cell table:style-name="ce116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112" table:formula="of:=IFERROR([$'Sony ZV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1'.H7]/1000;&quot;&quot;)" office:value-type="float" office:value="7.5046904315197" calcext:value-type="float">
            <text:p>7.5047 us</text:p>
          </table:table-cell>
          <table:table-cell table:style-name="ce112" table:formula="of:=IFERROR([$'Sony ZV1'.H8]/1000;&quot;&quot;)" office:value-type="float" office:value="7.62388818297332" calcext:value-type="float">
            <text:p>7.6239 us</text:p>
          </table:table-cell>
          <table:table-cell table:style-name="ce112" table:formula="of:=IFERROR([$'Sony ZV1'.H12]/1000;&quot;&quot;)" office:value-type="float" office:value="7.38007380073801" calcext:value-type="float">
            <text:p>7.3801 us</text:p>
          </table:table-cell>
          <table:table-cell table:style-name="ce112" table:formula="of:=IFERROR([$'Sony ZV1'.H9]/1000;&quot;&quot;)" office:value-type="float" office:value="14.7420147420147" calcext:value-type="float">
            <text:p>14.7420 us</text:p>
          </table:table-cell>
          <table:table-cell table:style-name="ce112" table:formula="of:=IFERROR([$'Sony ZV1'.H10]/1000;&quot;&quot;)" office:value-type="float" office:value="14.7783251231527" calcext:value-type="float">
            <text:p>14.7783 us</text:p>
          </table:table-cell>
          <table:table-cell table:style-name="ce116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M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M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3]/[.D13]*[.C13];&quot;&quot;)">
            <text:p/>
          </table:table-cell>
          <table:table-cell table:style-name="ce96" table:formula="of:=IFERROR([.E13]*(1000/[.$B$3]);&quot;&quot;)">
            <text:p/>
          </table:table-cell>
          <table:table-cell table:style-name="ce106" table:formula="of:=IFERROR(&quot;1/&quot; &amp; TEXT(1000/[.F13]; &quot;0.00&quot;);&quot;&quot;)">
            <text:p/>
          </table:table-cell>
          <table:table-cell table:style-name="ce107" table:formula="of:=IFERROR([.F13]/[.B13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4]/[.D14]*[.C14];&quot;&quot;)">
            <text:p/>
          </table:table-cell>
          <table:table-cell table:style-name="ce96" table:formula="of:=IFERROR([.E14]*(1000/[.$B$3]);&quot;&quot;)">
            <text:p/>
          </table:table-cell>
          <table:table-cell table:style-name="ce106" table:formula="of:=IFERROR(&quot;1/&quot; &amp; TEXT(1000/[.F14]; &quot;0.00&quot;);&quot;&quot;)">
            <text:p/>
          </table:table-cell>
          <table:table-cell table:style-name="ce107" table:formula="of:=IFERROR([.F14]/[.B14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5]/[.D15]*[.C15];&quot;&quot;)">
            <text:p/>
          </table:table-cell>
          <table:table-cell table:style-name="ce96" table:formula="of:=IFERROR([.E15]*(1000/[.$B$3]);&quot;&quot;)">
            <text:p/>
          </table:table-cell>
          <table:table-cell table:style-name="ce106" table:formula="of:=IFERROR(&quot;1/&quot; &amp; TEXT(1000/[.F15]; &quot;0.00&quot;);&quot;&quot;)">
            <text:p/>
          </table:table-cell>
          <table:table-cell table:style-name="ce107" table:formula="of:=IFERROR([.F15]/[.B15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6]/[.D16]*[.C16];&quot;&quot;)">
            <text:p/>
          </table:table-cell>
          <table:table-cell table:style-name="ce96" table:formula="of:=IFERROR([.E16]*(1000/[.$B$3]);&quot;&quot;)">
            <text:p/>
          </table:table-cell>
          <table:table-cell table:style-name="ce106" table:formula="of:=IFERROR(&quot;1/&quot; &amp; TEXT(1000/[.F16]; &quot;0.00&quot;);&quot;&quot;)">
            <text:p/>
          </table:table-cell>
          <table:table-cell table:style-name="ce107" table:formula="of:=IFERROR([.F16]/[.B16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7]/[.D17]*[.C17];&quot;&quot;)">
            <text:p/>
          </table:table-cell>
          <table:table-cell table:style-name="ce96" table:formula="of:=IFERROR([.E17]*(1000/[.$B$3]);&quot;&quot;)">
            <text:p/>
          </table:table-cell>
          <table:table-cell table:style-name="ce106" table:formula="of:=IFERROR(&quot;1/&quot; &amp; TEXT(1000/[.F17]; &quot;0.00&quot;);&quot;&quot;)">
            <text:p/>
          </table:table-cell>
          <table:table-cell table:style-name="ce107" table:formula="of:=IFERROR([.F17]/[.B17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18]/[.D18]*[.C18];&quot;&quot;)">
            <text:p/>
          </table:table-cell>
          <table:table-cell table:style-name="ce96" table:formula="of:=IFERROR([.E18]*(1000/[.$B$3]);&quot;&quot;)">
            <text:p/>
          </table:table-cell>
          <table:table-cell table:style-name="ce106" table:formula="of:=IFERROR(&quot;1/&quot; &amp; TEXT(1000/[.F18]; &quot;0.00&quot;);&quot;&quot;)">
            <text:p/>
          </table:table-cell>
          <table:table-cell table:style-name="ce107" table:formula="of:=IFERROR([.F18]/[.B18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9]/[.D19]*[.C19];&quot;&quot;)">
            <text:p/>
          </table:table-cell>
          <table:table-cell table:style-name="ce96" table:formula="of:=IFERROR([.E19]*(1000/[.$B$3]);&quot;&quot;)">
            <text:p/>
          </table:table-cell>
          <table:table-cell table:style-name="ce106" table:formula="of:=IFERROR(&quot;1/&quot; &amp; TEXT(1000/[.F19]; &quot;0.00&quot;);&quot;&quot;)">
            <text:p/>
          </table:table-cell>
          <table:table-cell table:style-name="ce107" table:formula="of:=IFERROR([.F19]/[.B19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0]/[.D20]*[.C20];&quot;&quot;)">
            <text:p/>
          </table:table-cell>
          <table:table-cell table:style-name="ce96" table:formula="of:=IFERROR([.E20]*(1000/[.$B$3]);&quot;&quot;)">
            <text:p/>
          </table:table-cell>
          <table:table-cell table:style-name="ce106" table:formula="of:=IFERROR(&quot;1/&quot; &amp; TEXT(1000/[.F20]; &quot;0.00&quot;);&quot;&quot;)">
            <text:p/>
          </table:table-cell>
          <table:table-cell table:style-name="ce107" table:formula="of:=IFERROR([.F20]/[.B20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1]/[.D21]*[.C21];&quot;&quot;)">
            <text:p/>
          </table:table-cell>
          <table:table-cell table:style-name="ce96" table:formula="of:=IFERROR([.E21]*(1000/[.$B$3]);&quot;&quot;)">
            <text:p/>
          </table:table-cell>
          <table:table-cell table:style-name="ce106" table:formula="of:=IFERROR(&quot;1/&quot; &amp; TEXT(1000/[.F21]; &quot;0.00&quot;);&quot;&quot;)">
            <text:p/>
          </table:table-cell>
          <table:table-cell table:style-name="ce107" table:formula="of:=IFERROR([.F21]/[.B21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4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4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P0" style:volatile="true">
      <number:text/>
    </number:number-style>
    <number:number-style style:name="N133">
      <number:number number:min-integer-digits="1"/>
      <style:map style:condition="value()=0" style:apply-style-name="N133P0"/>
    </number:number-style>
    <number:number-style style:name="N132">
      <number:fraction number:min-numerator-digits="1" loext:max-numerator-digits="1" number:min-denominator-digits="3" number:max-denominator-value="999"/>
    </number:number-style>
    <number:number-style style:name="N131">
      <number:number number:decimal-places="2" number:min-decimal-places="2" number:min-integer-digits="1" number:grouping="true"/>
      <number:text> ns</number:text>
    </number:number-style>
    <number:number-style style:name="N130">
      <number:number number:decimal-places="2" number:min-decimal-places="2" number:min-integer-digits="3" number:grouping="true"/>
      <number:text> ns</number:text>
    </number:number-style>
    <number:number-style style:name="N129">
      <number:number number:decimal-places="2" number:min-decimal-places="2" number:min-integer-digits="1"/>
      <number:text> n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ms</number:text>
    </number:number-style>
    <number:number-style style:name="N126">
      <number:number number:decimal-places="2" number:min-decimal-places="2" number:min-integer-digits="1"/>
      <number:text> &amp; ms</number:text>
    </number:number-style>
    <number:date-style style:name="N125">
      <number:text>=T</number:text>
      <number:year number:calendar="jewish"/>
      <number:text>XT(0.00) &amp; ms</number:text>
    </number:date-style>
    <number:number-style style:name="N124">
      <number:fraction number:min-integer-digits="0" number:min-numerator-digits="1" loext:max-numerator-digits="1" number:denominator-value="1000"/>
    </number:number-style>
    <number:number-style style:name="N123">
      <number:number number:decimal-places="4" number:min-decimal-places="4" number:min-integer-digits="1" number:grouping="true"/>
      <number:text> us</number:text>
    </number:number-style>
    <number:number-style style:name="N122P0" style:volatile="true">
      <number:text/>
    </number:number-style>
    <number:number-style style:name="N122">
      <number:number number:decimal-places="4" number:min-decimal-places="4"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4" meta:cell-count="4867" meta:object-count="0"/>
  </office:meta>
</office:document-meta>
</file>